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1.3" style:family="table-row">
      <style:table-row-properties style:min-row-height="0.617cm"/>
    </style:style>
    <style:style style:name="P1"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writing-mode="lr-tb"/>
      <style:text-properties style:font-name="Arial1" fo:font-size="13pt" officeooo:paragraph-rsid="0009dfc4" style:font-size-asian="13pt" style:font-size-complex="13pt"/>
    </style:style>
    <style:style style:name="P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style:font-name="Arial1" fo:font-size="13pt" fo:letter-spacing="normal" fo:font-style="normal" fo:font-weight="normal" officeooo:paragraph-rsid="000b998d" style:font-size-asian="13pt" style:font-size-complex="13pt" loext:padding="0cm" loext:border="none"/>
    </style:style>
    <style:style style:name="P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style:font-name="Arial1" fo:font-size="13pt" fo:letter-spacing="normal" fo:font-style="normal" fo:font-weight="normal" officeooo:paragraph-rsid="001fa16c" style:font-size-asian="13pt" style:font-size-complex="13pt" loext:padding="0cm" loext:border="none"/>
    </style:style>
    <style:style style:name="P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style:font-name="Arial1" fo:font-size="13pt" fo:letter-spacing="normal" fo:font-style="normal" fo:font-weight="normal" officeooo:rsid="0011b3c8" officeooo:paragraph-rsid="0011b3c8" style:font-size-asian="13pt" style:font-size-complex="13pt" loext:padding="0cm" loext:border="none"/>
    </style:style>
    <style:style style:name="P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style:font-name="Arial1" fo:font-size="13pt" fo:letter-spacing="normal" fo:font-style="normal" fo:font-weight="normal" officeooo:paragraph-rsid="0011b3c8" style:font-size-asian="13pt" style:font-size-complex="13pt" loext:padding="0cm" loext:border="none"/>
    </style:style>
    <style:style style:name="P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style:font-name="Arial1" fo:font-size="13pt" fo:letter-spacing="normal" fo:font-style="normal" fo:font-weight="normal" officeooo:paragraph-rsid="00135e65" style:font-size-asian="13pt" style:font-size-complex="13pt" loext:padding="0cm" loext:border="none"/>
    </style:style>
    <style:style style:name="P7" style:family="paragraph" style:parent-style-name="Table_20_Contents">
      <style:paragraph-properties fo:text-align="start" style:justify-single-word="false"/>
      <style:text-properties style:font-name="Arial1" fo:font-size="13pt" officeooo:rsid="00135e65" officeooo:paragraph-rsid="00135e65" style:font-size-asian="13pt" style:font-size-complex="13pt"/>
    </style:style>
    <style:style style:name="P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style:font-name="Arial1" fo:font-size="13pt" officeooo:paragraph-rsid="000b998d" style:font-size-asian="13pt" style:font-size-complex="13pt"/>
    </style:style>
    <style:style style:name="P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style:font-name="Arial1" fo:font-size="13pt" fo:letter-spacing="normal" fo:font-style="normal" fo:font-weight="normal" officeooo:paragraph-rsid="000fd6d9" style:font-size-asian="13pt" style:font-size-complex="13pt" loext:padding="0cm" loext:border="none"/>
    </style:style>
    <style:style style:name="P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style:font-name="Arial1" fo:font-size="13pt" fo:letter-spacing="normal" fo:font-style="normal" fo:font-weight="normal" officeooo:paragraph-rsid="00216f4b" style:font-size-asian="13pt" style:font-size-complex="13pt" loext:padding="0cm" loext:border="none"/>
    </style:style>
    <style:style style:name="P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style:font-name="Arial1" fo:font-size="13pt" officeooo:paragraph-rsid="000df9eb" style:font-size-asian="13pt" style:font-size-complex="13pt"/>
    </style:style>
    <style:style style:name="P1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style:font-name="Arial1" fo:font-size="13pt" officeooo:paragraph-rsid="000eb294" style:font-size-asian="13pt" style:font-size-complex="13pt"/>
    </style:style>
    <style:style style:name="P13" style:family="paragraph" style:parent-style-name="Standard">
      <style:paragraph-properties fo:text-align="start" style:justify-single-word="false"/>
      <style:text-properties style:font-name="Arial1" fo:font-size="13pt" officeooo:paragraph-rsid="000fd6d9" style:font-size-asian="13pt" style:font-size-complex="13pt"/>
    </style:style>
    <style:style style:name="T1" style:family="text">
      <style:text-properties fo:font-variant="normal" fo:text-transform="none" fo:letter-spacing="normal" fo:font-style="normal" fo:font-weight="normal" loext:padding="0cm" loext:border="none"/>
    </style:style>
    <style:style style:name="T2" style:family="text">
      <style:text-properties fo:font-variant="normal" fo:text-transform="none" fo:letter-spacing="normal" fo:font-style="normal" fo:font-weight="normal" officeooo:rsid="0009dfc4" loext:padding="0cm" loext:border="none"/>
    </style:style>
    <style:style style:name="T3" style:family="text">
      <style:text-properties fo:font-variant="normal" fo:text-transform="none" fo:letter-spacing="normal" fo:font-style="normal" fo:font-weight="normal" officeooo:rsid="000b998d" loext:padding="0cm" loext:border="none"/>
    </style:style>
    <style:style style:name="T4" style:family="text">
      <style:text-properties officeooo:rsid="0015519c"/>
    </style:style>
    <style:style style:name="T5" style:family="text">
      <style:text-properties officeooo:rsid="000b998d"/>
    </style:style>
    <style:style style:name="T6" style:family="text">
      <style:text-properties officeooo:rsid="001c70eb"/>
    </style:style>
    <style:style style:name="T7" style:family="text">
      <style:text-properties officeooo:rsid="00135e65"/>
    </style:style>
    <style:style style:name="T8" style:family="text">
      <style:text-properties officeooo:rsid="000fd6d9"/>
    </style:style>
    <style:style style:name="T9" style:family="text">
      <style:text-properties officeooo:rsid="0011b3c8"/>
    </style:style>
    <style:style style:name="T10" style:family="text">
      <style:text-properties officeooo:rsid="000df9eb"/>
    </style:style>
    <style:style style:name="T11" style:family="text">
      <style:text-properties officeooo:rsid="000eb2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ject Research Document</text:span><text:bookmark text:name="page1R_mcid1"/><text:span text:style-name="T1"><text:line-break/></text:span><text:bookmark text:name="page1R_mcid2"/><text:span text:style-name="T2">Crime </text:span><text:span text:style-name="T3">Visualisation Map</text:span><text:span text:style-name="T1"><text:line-break/></text:span><text:span text:style-name="T2">X00204831 Daryna Tertychna</text:span></text:p>
      <text:p text:style-name="P2"><text:bookmark text:name="page1R_mcid10"/><text:line-break/>Section 1: Detailed Discussion x 1 Page<text:bookmark text:name="page1R_mcid11"/><text:line-break/>Take the idea you have selected and develop it providing a detailed discussion on<text:bookmark text:name="page1R_mcid12"/> the system functionality and what you propose it should do. Who are the users?<text:bookmark text:name="page1R_mcid13"/><text:line-break/></text:p>
      <text:p text:style-name="P3"><text:span text:style-name="T4">As my project I will develop </text:span>application called the Crime Visuali<text:span text:style-name="T5">s</text:span>ation Map. The Crime Visualisation Map is an interactive web application designed to analyse and present crime data across Ireland. <text:span text:style-name="T4">Its main goal is to visualise crime trends using map-based representations, filtering options, and basic machine learning predictions. The system processes crime datasets (such as the CSO CJQ01 dataset) and presents the results through an interactive interface with additional features such as authentication, filtering, and a chatbot. </text:span>The project's <text:span text:style-name="T4">main</text:span> goal is to <text:span text:style-name="T4">show</text:span> crime trends in Ireland using color <text:span text:style-name="T4">zones</text:span> <text:span text:style-name="T4">in </text:span>maps, basic filters, and optional predictions made by artificial intelligence. After processing raw crime data - such as that from the CSO CJQ01 dataset - through a backend API, the system will present the data on an interactive map <text:span text:style-name="T4">with additional feature like chatbot, filters, login/out for users</text:span>.</text:p>
      <text:p text:style-name="P2"/>
      <text:p text:style-name="P2">Users will be able to see the change in crime rates over time and in different locations. On the map, risk levels will be color coded: red for areas with higher risks and green for lower risks, and grey for locations with no data. Filters can be set according to location, time period, or type of crime, including theft, assault, and fraud. One will be able to look up address, Eircode, or their current location through a search bar. For convenience, the app will allow registered users to save places important to them <text:span text:style-name="T6">(home, work, etc.)</text:span>.</text:p>
      <text:p text:style-name="P2"/>
      <text:p text:style-name="P2">To help the user make sense of the data, a simple chatbot will be implemented. The chatbot will look at the dataset or prediction results and apply some very basic NLP to answer the user's questions such as "What is the safest area around Dublin 8?" To provide this level of control and keep everything in-system, instead of using an outside service, the chatbot will utilize the project's API.</text:p>
      <text:p text:style-name="P2"/>
      <text:p text:style-name="P2">Besides, there will be an admin area. The administrator will be responsible for updating the dataset, performing ETL validation, retraining the XGBoost machine learning model, and generating new prediction results. Based on past data, these forecasts will help show possible future trends in crime. The map will automatically update when the model yields new results.</text:p>
      <text:p text:style-name="P2"/>
      <text:p text:style-name="P2"><text:span text:style-name="T6">V</text:span>isitors <text:span text:style-name="T6">can</text:span> filter, search locations on the map, or directly use the chatbot.</text:p>
      <text:p text:style-name="P2">A user who is registered can do all that a visitor can, plus save favorites. The administrator is responsible for data, forecasts, and system updates. With its clear and straightforward interface, the system will allow the casual user to understand actual data. It is designed to be useful, visual, and practical in several tasks a user may want to perform: checking local crime trends, finding safer routes, or analyzing general patterns.</text:p>
      <text:p text:style-name="P2"><text:soft-page-break/></text:p>
      <text:p text:style-name="P2"/>
      <text:p text:style-name="P2"/>
      <text:p text:style-name="P2"/>
      <text:p text:style-name="P2"/>
      <text:p text:style-name="P2"/>
      <text:p text:style-name="P2">Section 2: Existing Applications in this domain x 1/2 Page<text:bookmark text:name="page1R_mcid14"/><text:line-break/>In your research have you found anything close to this idea? List these in table form<text:bookmark text:name="page1R_mcid15"/><text:line-break/>and identify similarities and differences<text:bookmark text:name="page1R_mcid16"/><text:line-break/></text:p>
      <text:p text:style-name="P4">There are existing applications in this domain; however, they lack several advanced features proposed in this project, such as predictive analytics, chatbot interaction, and user personalisation.</text:p>
      <text:p text:style-name="P5"><text:line-break/></text:p>
      <text:p text:style-name="P6"/>
      <table:table table:name="Table1" table:style-name="Table1">
        <table:table-column table:style-name="Table1.A" table:number-columns-repeated="3"/>
        <table:table-row>
          <table:table-cell table:style-name="Table1.A1" office:value-type="string">
            <text:p text:style-name="P7">My project</text:p>
          </table:table-cell>
          <table:table-cell table:style-name="Table1.A1" office:value-type="string">
            <text:p text:style-name="P6">Similarities</text:p>
          </table:table-cell>
          <table:table-cell table:style-name="Table1.A1" office:value-type="string">
            <text:p text:style-name="P6">Differences</text:p>
          </table:table-cell>
        </table:table-row>
        <table:table-row>
          <table:table-cell table:style-name="Table1.A1" office:value-type="string">
            <text:p text:style-name="P6">Crimestats.ie</text:p>
          </table:table-cell>
          <table:table-cell table:style-name="Table1.A1" office:value-type="string">
            <text:p text:style-name="P7">Crime statistic, map, user account</text:p>
          </table:table-cell>
          <table:table-cell table:style-name="Table1.A1" office:value-type="string">
            <text:p text:style-name="P7">No filters, predictions, chatbot, feature like favourite places, they have map with Garda stations</text:p>
          </table:table-cell>
        </table:table-row>
        <table:table-row table:style-name="Table1.3">
          <table:table-cell table:style-name="Table1.A1" office:value-type="string">
            <text:p text:style-name="P6">Ireland's Garda Crime</text:p>
          </table:table-cell>
          <table:table-cell table:style-name="Table1.A1" office:value-type="string">
            <text:p text:style-name="P7">Crime types and location</text:p>
          </table:table-cell>
          <table:table-cell table:style-name="Table1.A1" office:value-type="string">
            <text:p text:style-name="P7">No filters, predictions, chatbot, feature like favourite places, login</text:p>
          </table:table-cell>
        </table:table-row>
      </table:table>
      <text:p text:style-name="P3"><text:line-break/>The main difference between existing systems and this project is the integration of machine learning predictions and natural language interaction. </text:p>
      <text:p text:style-name="P3"><text:span text:style-name="T7">While existing platforms focus on static data visualisation, this system provides dynamic predictions and enhanced user interaction through filtering and chatbot features. There are more apps in UK, America, but I want to focus on Ireland. </text:span><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8"><text:span text:style-name="T1">Section 3: Platform, Technologies and Libraries x 1/2 Page</text:span><text:bookmark text:name="page1R_mcid17"/><text:span text:style-name="T1"><text:line-break/>What platform, technologies and libraries are you planning to use?</text:span><text:bookmark text:name="page1R_mcid18"/><text:span text:style-name="T1"><text:line-break/></text:span></text:p>
      <text:p text:style-name="P2"/>
      <text:p text:style-name="P9">The following technologies will be used in this project:<text:line-break/><text:line-break/>Frontend: React is used for the frontend due to its component-based architecture, which allows efficient UI updates and state management for dynamic map interactions.<text:line-break/>MapboxGL: for coloring pages.<text:line-break/>Plotly <text:span text:style-name="T8">or</text:span> Chart.js: visuali<text:span text:style-name="T8">s</text:span>e trends and forecasts.<text:line-break/><text:line-break/>Backend: </text:p>
      <text:p text:style-name="P5"><text:span text:style-name="T8">For the backend I will use Python and FastAPI is used to build the backend API due to its high performance, automatic documentation, and strong support for asynchronous operations</text:span><text:span text:style-name="T9">. <text:line-break/>This API include</text:span><text:span text:style-name="T4">s</text:span><text:span text:style-name="T9">:</text:span></text:p>
      <text:p text:style-name="P4">user registration and login;</text:p>
      <text:p text:style-name="P4">chatbot queries;</text:p>
      <text:p text:style-name="P4">admin tools;</text:p>
      <text:p text:style-name="P4">ML prediction result;</text:p>
      <text:p text:style-name="P10"><text:span text:style-name="T9">filtering and search;</text:span><text:line-break/><text:line-break/>Database:</text:p>
      <text:p text:style-name="P10">PostgreSQL is used to store user-related data such as authentication and profiles. Crime datasets and prediction outputs are handled using CSV and JSON files as part of the prototype.</text:p>
      <text:p text:style-name="P10"/>
      <text:p text:style-name="P10">PostGIS was considered for geographic processing, but it was not required in the current implementation.<text:line-break/><text:line-break/>ML and AI:</text:p>
      <text:p text:style-name="P10"><text:span text:style-name="T9">I choose two possible models: </text:span>XGBoost is a model for predicting crimes based on past counts <text:span text:style-name="T9">and </text:span>NLP for chatbot keyword extraction is called spaCy or HuggingFace.<text:line-break/><text:line-break/>Deployment and Cloud:</text:p>
      <text:p text:style-name="P10"><text:soft-page-break/>The frontend is deployed using Vercel, which provides automatic deployments and CDN distribution. The backend API is deployed on Render, which hosts the FastAPI service.</text:p>
      <text:p text:style-name="P10"/>
      <text:p text:style-name="P10">PostgreSQL is used to store user-related data such as authentication and profiles, while crime datasets and prediction outputs are handled using CSV and JSON files.</text:p>
      <text:p text:style-name="P10"/>
      <text:p text:style-name="P10">GitHub Actions is used for CI tasks such as running tests. SonarCloud is used for static code analysis, and OWASP ZAP is used for basic security testing.</text:p>
      <text:p text:style-name="P10"/>
      <text:p text:style-name="P10">Docker and AWS were considered during the design stage, but the final implementation uses managed platforms (Vercel and Render) instead. This approach simplifies deployment and reduces infrastructure complexity.<text:line-break/><text:line-break/></text:p>
      <text:p text:style-name="P2"/>
      <text:p text:style-name="P2"/>
      <text:p text:style-name="P2"/>
      <text:p text:style-name="P2"/>
      <text:p text:style-name="P2"/>
      <text:p text:style-name="P2"/>
      <text:p text:style-name="P2"/>
      <text:p text:style-name="P2"/>
      <text:p text:style-name="P2"/>
      <text:p text:style-name="P2"/>
      <text:p text:style-name="P11"><text:span text:style-name="T1">Section 4: The risks x 1 Page</text:span><text:bookmark text:name="page1R_mcid19"/><text:span text:style-name="T1"><text:line-break/>What are the main risks to the project? (ie, are you depending on 1 library to provide</text:span><text:bookmark text:name="page1R_mcid20"/><text:span text:style-name="T1"> key functionality?)</text:span> There are risks associated with every software project, and this one has a number that need to be taken into account:<text:line-break/><text:line-break/><text:span text:style-name="T10">For my data set </text:span>CJQ01 <text:span text:style-name="T10">I have there some missing values and the data set wasn’t updated recently (I’ve written an email if they will update it soon)</text:span>. <text:span text:style-name="T10">My system might not be able to create accurate predictions if the data set is outda</text:span><text:span text:style-name="T4">ted</text:span><text:span text:style-name="T10"> or missing some values. </text:span></text:p>
      <text:p text:style-name="P11"/>
      <text:p text:style-name="P12"><text:span text:style-name="T10">The second most concerning risk is machine learning models. Data set has impact on predictions, </text:span><text:span text:style-name="T11">so I need data set with no or minimum noise in it. As well I decided to go with existing ML model as training a new model would take a lot of time. For the prediction par</text:span><text:span text:style-name="T4">t</text:span><text:span text:style-name="T11"> the main concern is actual prediction part, if the data from data set would be enough I will get clean predictions.</text:span></text:p>
      <text:p text:style-name="P12"/>
      <text:p text:style-name="P12"><text:span text:style-name="T11">Chatbot is the nice feature just to answer some common questions, but this will be really simple chatbot, so there will be some misunderstanding. That’s why I’ll create a couple of most common question e.g. “What is the safest zone in Dublin?”.</text:span><text:line-break/></text:p>
      <text:p text:style-name="P13"><text:span text:style-name="T11">Because for this project I will need admin panel and data saved in it, some private data might be leaked, for this issue I need to check vulnerabilities and security of the data in my project.</text:span><text:line-break/><text:soft-page-break/><text:line-break/>I expected some challenges with deployment configuration, especially when connecting the frontend (Vercel) and backend (Render). Environment variables, API connections, and deployment settings required careful setup to avoid runtime and integration issues.</text:p>
      <text:p text:style-name="P13"/>
      <text:p text:style-name="P13"><text:span text:style-name="T8">And the last, but the biggest risk is time and complexity of this project. I have maps, database, ML models, API(my own), UI and authentication. I need to focus on main features and try not </text:span><text:span text:style-name="T4">to get</text:span><text:span text:style-name="T8"> stuck on features that are not crucial for this project, thus I will have more time at the end to check and fix issues if they arise. </text:span><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9T11:33:36.855064200</meta:creation-date>
    <dc:date>2026-04-22T17:20:41.383389200</dc:date>
    <meta:editing-duration>PT9M47S</meta:editing-duration>
    <meta:editing-cycles>7</meta:editing-cycles>
    <meta:generator>LibreOffice/25.8.5.2$Windows_X86_64 LibreOffice_project/9c8b85f387cc00a89945a79c9e6239f32e450ac2</meta:generator>
    <meta:document-statistic meta:table-count="1" meta:image-count="0" meta:object-count="0" meta:page-count="5" meta:paragraph-count="42" meta:word-count="1276" meta:character-count="7936" meta:non-whitespace-character-count="6677"/>
  </office:meta>
</office:document-meta>
</file>